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20d2a" officeooo:paragraph-rsid="00120d2a"/>
    </style:style>
    <style:style style:name="P2" style:family="paragraph" style:parent-style-name="Standard">
      <style:text-properties fo:font-weight="bold" officeooo:rsid="00120d2a" officeooo:paragraph-rsid="00120d2a" style:font-weight-asian="bold" style:font-weight-complex="bold"/>
    </style:style>
    <style:style style:name="P3" style:family="paragraph" style:parent-style-name="Standard">
      <style:text-properties fo:font-weight="bold" officeooo:rsid="0012c0ed" officeooo:paragraph-rsid="0012c0ed" style:font-weight-asian="bold" style:font-weight-complex="bold"/>
    </style:style>
    <style:style style:name="P4" style:family="paragraph" style:parent-style-name="Standard">
      <style:text-properties fo:font-weight="bold" officeooo:rsid="00160d9d" officeooo:paragraph-rsid="00160d9d" style:font-weight-asian="bold" style:font-weight-complex="bold"/>
    </style:style>
    <style:style style:name="P5" style:family="paragraph" style:parent-style-name="Standard">
      <style:text-properties fo:font-weight="bold" officeooo:rsid="0017ce9c" officeooo:paragraph-rsid="0017ce9c" style:font-weight-asian="bold" style:font-weight-complex="bold"/>
    </style:style>
    <style:style style:name="P6" style:family="paragraph" style:parent-style-name="Standard">
      <style:text-properties fo:font-weight="bold" officeooo:rsid="00183845" officeooo:paragraph-rsid="00183845" style:font-weight-asian="bold" style:font-weight-complex="bold"/>
    </style:style>
    <style:style style:name="P7" style:family="paragraph" style:parent-style-name="Standard">
      <style:text-properties fo:font-weight="normal" officeooo:rsid="00120d2a" officeooo:paragraph-rsid="00120d2a" style:font-weight-asian="normal" style:font-weight-complex="normal"/>
    </style:style>
    <style:style style:name="P8" style:family="paragraph" style:parent-style-name="Standard">
      <style:text-properties fo:font-weight="normal" officeooo:rsid="0012c0ed" officeooo:paragraph-rsid="0012c0ed" style:font-weight-asian="normal" style:font-weight-complex="normal"/>
    </style:style>
    <style:style style:name="P9" style:family="paragraph" style:parent-style-name="Standard">
      <style:text-properties fo:font-weight="normal" officeooo:rsid="00160d9d" officeooo:paragraph-rsid="00160d9d" style:font-weight-asian="normal" style:font-weight-complex="normal"/>
    </style:style>
    <style:style style:name="P10" style:family="paragraph" style:parent-style-name="Standard">
      <style:text-properties fo:font-weight="normal" officeooo:rsid="0017ce9c" officeooo:paragraph-rsid="0017ce9c" style:font-weight-asian="normal" style:font-weight-complex="normal"/>
    </style:style>
    <style:style style:name="P11" style:family="paragraph" style:parent-style-name="Standard">
      <style:text-properties fo:font-weight="normal" officeooo:rsid="00183845" officeooo:paragraph-rsid="0018384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s 2.1-2.4</text:p>
      <text:p text:style-name="P1"/>
      <text:p text:style-name="P2">2.1 a)</text:p>
      <text:p text:style-name="P7">aaabba is accepted.</text:p>
      <text:p text:style-name="P7"/>
      <text:p text:style-name="P2">b)</text:p>
      <text:p text:style-name="P7">both <text:span text:style-name="T1">aabaab </text:span>and <text:span text:style-name="T1">aabbaab </text:span>are rejected.</text:p>
      <text:p text:style-name="P7"/>
      <text:p text:style-name="P2">c)</text:p>
      <text:p text:style-name="P7">{a+b+a}</text:p>
      <text:p text:style-name="P7"/>
      <text:p text:style-name="P2">2.2</text:p>
      <text:p text:style-name="P2">a)</text:p>
      <text:p text:style-name="P8">The input <text:span text:style-name="T1">aababa</text:span> is accepted</text:p>
      <text:p text:style-name="P3"><text:span text:style-name="T2">The input </text:span>bbaababaaa <text:span text:style-name="T2">is accepted.</text:span></text:p>
      <text:p text:style-name="P3"><text:span text:style-name="T2"/></text:p>
      <text:p text:style-name="P3">b)</text:p>
      <text:p text:style-name="P9">The input <text:span text:style-name="T1">aabaab</text:span> and the input <text:span text:style-name="T1">aabbaab </text:span>are rejected.</text:p>
      <text:p text:style-name="P9"/>
      <text:p text:style-name="P9"><text:span text:style-name="T1">c)</text:span> Valid Languages:</text:p>
      <text:p text:style-name="P4"/>
      <text:p text:style-name="P2">{b*aa}</text:p>
      <text:p text:style-name="P2">{b*[aa]+}</text:p>
      <text:p text:style-name="P2">{b*[aa]+b*[aa]+}</text:p>
      <text:p text:style-name="P5">{(b|a)*[aa]}</text:p>
      <text:p text:style-name="P5">{[aa](b|a)*}<text:line-break/></text:p>
      <text:p text:style-name="P2"/>
      <text:p text:style-name="P10">The machine can start out with an “a” or a “b”</text:p>
      <text:p text:style-name="P10">As long as there are two “a” at the end of the inputted string then the input will be accepted</text:p>
      <text:p text:style-name="P10">There must be a string of at least 2 “a” to be accepted, either at the beginning or end</text:p>
      <text:p text:style-name="P10"/>
      <text:p text:style-name="P2">2.3 </text:p>
      <text:p text:style-name="P11">Submitted JFLAP file “finite_length_3”</text:p>
      <text:p text:style-name="P11"/>
      <text:p text:style-name="P6">2.4</text:p>
      <text:p text:style-name="P11">submitted JFLAP file “all_strings_length_3”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01:07:54.023549776</meta:creation-date>
    <dc:date>2017-02-24T10:35:26.009472594</dc:date>
    <meta:editing-duration>PT15M6S</meta:editing-duration>
    <meta:editing-cycles>3</meta:editing-cycles>
    <meta:generator>LibreOffice/5.3.0.3$Linux_X86_64 LibreOffice_project/30m0$Build-3</meta:generator>
    <meta:document-statistic meta:table-count="0" meta:image-count="0" meta:object-count="0" meta:page-count="1" meta:paragraph-count="26" meta:word-count="106" meta:character-count="600" meta:non-whitespace-character-count="518"/>
  </office:meta>
</office:document-meta>
</file>